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5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6]-[.F16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7]-[.F17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7])" office:value-type="float" office:value="2830" calcext:value-type="float">
            <text:p>2.83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0.788179334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0.7903118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6-27T10:21:01.575008447</dc:date>
    <dc:language>pt-PT</dc:language>
    <meta:editing-cycles>754</meta:editing-cycles>
    <meta:editing-duration>P2DT7H20M4S</meta:editing-duration>
    <meta:print-date>2025-01-10T10:51:14.964000000</meta:print-date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